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16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193in"/>
    </style:style>
    <style:style style:name="co7" style:family="table-column">
      <style:table-column-properties fo:break-before="auto" style:column-width="1.0811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945in" svg:height="6.4091in" svg:x="0in" svg:y="10.3732in">
            <draw:object draw:notify-on-update-of-ranges="Sheet1.A11:Sheet1.A16 Sheet1.H10:Sheet1.H10 Sheet1.H11:Sheet1.H16 Sheet1.G10:Sheet1.G10 Sheet1.G11:Sheet1.G16 Sheet1.F10:Sheet1.F10 Sheet1.F11:Sheet1.F16 Sheet1.E10:Sheet1.E10 Sheet1.E11:Sheet1.E16 Sheet1.D10:Sheet1.D10 Sheet1.D11:Sheet1.D16 Sheet1.C10:Sheet1.C10 Sheet1.C11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16371" table:default-cell-style-name="Default"/>
        <table:table-row table:style-name="ro1">
          <table:table-cell office:value-type="string" calcext:value-type="string">
            <text:p>Data Structur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Branch Misse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long[]</text:p>
          </table:table-cell>
          <table:table-cell office:value-type="float" office:value="1000" calcext:value-type="float">
            <text:p>1000</text:p>
          </table:table-cell>
          <table:table-cell office:value-type="float" office:value="5127312450" calcext:value-type="float">
            <text:p>5127312450</text:p>
          </table:table-cell>
          <table:table-cell office:value-type="float" office:value="627945307" calcext:value-type="float">
            <text:p>627945307</text:p>
          </table:table-cell>
          <table:table-cell office:value-type="float" office:value="426154792" calcext:value-type="float">
            <text:p>426154792</text:p>
          </table:table-cell>
          <table:table-cell office:value-type="float" office:value="139676535" calcext:value-type="float">
            <text:p>139676535</text:p>
          </table:table-cell>
          <table:table-cell office:value-type="float" office:value="557637849" calcext:value-type="float">
            <text:p>557637849</text:p>
          </table:table-cell>
          <table:table-cell office:value-type="float" office:value="2003892" calcext:value-type="float">
            <text:p>20038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[]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1453384395" calcext:value-type="float">
            <text:p>11453384395</text:p>
          </table:table-cell>
          <table:table-cell table:style-name="ce3" office:value-type="float" office:value="2235926578" calcext:value-type="float">
            <text:p>2235926578</text:p>
          </table:table-cell>
          <table:table-cell table:style-name="ce3" office:value-type="float" office:value="1927024255" calcext:value-type="float">
            <text:p>1927024255</text:p>
          </table:table-cell>
          <table:table-cell office:value-type="float" office:value="719696364" calcext:value-type="float">
            <text:p>719696364</text:p>
          </table:table-cell>
          <table:table-cell office:value-type="float" office:value="741905539" calcext:value-type="float">
            <text:p>741905539</text:p>
          </table:table-cell>
          <table:table-cell office:value-type="float" office:value="2571897" calcext:value-type="float">
            <text:p>25718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rayList&lt;Long&gt;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20394964164" calcext:value-type="float">
            <text:p>20394964164</text:p>
          </table:table-cell>
          <table:table-cell table:style-name="ce3" office:value-type="float" office:value="2223031359" calcext:value-type="float">
            <text:p>2223031359</text:p>
          </table:table-cell>
          <table:table-cell table:style-name="ce3" office:value-type="float" office:value="1465409255" calcext:value-type="float">
            <text:p>1465409255</text:p>
          </table:table-cell>
          <table:table-cell office:value-type="float" office:value="779875626" calcext:value-type="float">
            <text:p>779875626</text:p>
          </table:table-cell>
          <table:table-cell office:value-type="float" office:value="5923279318" calcext:value-type="float">
            <text:p>5923279318</text:p>
          </table:table-cell>
          <table:table-cell office:value-type="float" office:value="2251829" calcext:value-type="float">
            <text:p>225182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LinkedList&lt;Long&gt;,</text:p>
            <text:p>creation order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8021983023" calcext:value-type="float">
            <text:p>48021983023</text:p>
          </table:table-cell>
          <table:table-cell table:style-name="ce3" office:value-type="float" office:value="2016637502" calcext:value-type="float">
            <text:p>2016637502</text:p>
          </table:table-cell>
          <table:table-cell table:style-name="ce3" office:value-type="float" office:value="900988765" calcext:value-type="float">
            <text:p>900988765</text:p>
          </table:table-cell>
          <table:table-cell office:value-type="float" office:value="409626447" calcext:value-type="float">
            <text:p>409626447</text:p>
          </table:table-cell>
          <table:table-cell office:value-type="float" office:value="22375472367" calcext:value-type="float">
            <text:p>22375472367</text:p>
          </table:table-cell>
          <table:table-cell office:value-type="float" office:value="2631380" calcext:value-type="float">
            <text:p>2631380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LinkedList&lt;Long&gt;,</text:p>
            <text:p>random order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9263364839" calcext:value-type="float">
            <text:p>19263364839</text:p>
          </table:table-cell>
          <table:table-cell table:style-name="ce3" office:value-type="float" office:value="2379823230" calcext:value-type="float">
            <text:p>2379823230</text:p>
          </table:table-cell>
          <table:table-cell table:style-name="ce3" office:value-type="float" office:value="1975431244" calcext:value-type="float">
            <text:p>1975431244</text:p>
          </table:table-cell>
          <table:table-cell office:value-type="float" office:value="865071685" calcext:value-type="float">
            <text:p>865071685</text:p>
          </table:table-cell>
          <table:table-cell office:value-type="float" office:value="6066109949" calcext:value-type="float">
            <text:p>6066109949</text:p>
          </table:table-cell>
          <table:table-cell office:value-type="float" office:value="4155427" calcext:value-type="float">
            <text:p>41554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152127823" calcext:value-type="float">
            <text:p>10152127823</text:p>
          </table:table-cell>
          <table:table-cell table:style-name="ce3" office:value-type="float" office:value="1294949626" calcext:value-type="float">
            <text:p>1294949626</text:p>
          </table:table-cell>
          <table:table-cell table:style-name="ce3" office:value-type="float" office:value="1149289359" calcext:value-type="float">
            <text:p>1149289359</text:p>
          </table:table-cell>
          <table:table-cell office:value-type="float" office:value="757027996" calcext:value-type="float">
            <text:p>757027996</text:p>
          </table:table-cell>
          <table:table-cell office:value-type="float" office:value="5397771123" calcext:value-type="float">
            <text:p>5397771123</text:p>
          </table:table-cell>
          <table:table-cell office:value-type="float" office:value="149004643" calcext:value-type="float">
            <text:p>149004643</text:p>
          </table:table-cell>
          <table:table-cell table:number-columns-repeated="1637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Mean Per Iteration</text:p>
          </table:table-cell>
          <table:table-cell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Data Structure</text:p>
          </table:table-cell>
          <table:table-cell table:style-name="ce1" office:value-type="string" calcext:value-type="string">
            <text:p>Runtime [ms]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Branch Misses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 office:value-type="string" calcext:value-type="string">
            <text:p>long[]</text:p>
          </table:table-cell>
          <table:table-cell office:value-type="float" office:value="6" calcext:value-type="float">
            <text:p>6</text:p>
          </table:table-cell>
          <table:table-cell table:formula="of:=[.C2]/[.$B2]" office:value-type="float" office:value="5127312.45" calcext:value-type="float">
            <text:p>5127312</text:p>
          </table:table-cell>
          <table:table-cell table:formula="of:=[.D2]/[.$B2]" office:value-type="float" office:value="627945.307" calcext:value-type="float">
            <text:p>627945</text:p>
          </table:table-cell>
          <table:table-cell table:formula="of:=[.E2]/[.$B2]" office:value-type="float" office:value="426154.792" calcext:value-type="float">
            <text:p>426155</text:p>
          </table:table-cell>
          <table:table-cell table:style-name="ce2" table:formula="of:=[.F2]/[.$B2]" office:value-type="float" office:value="139676.535" calcext:value-type="float">
            <text:p>139677</text:p>
          </table:table-cell>
          <table:table-cell table:style-name="ce2" table:formula="of:=[.G2]/[.$B2]" office:value-type="float" office:value="557637.849" calcext:value-type="float">
            <text:p>557638</text:p>
          </table:table-cell>
          <table:table-cell table:style-name="ce2" table:formula="of:=[.H2]/[.$B2]" office:value-type="float" office:value="2003.892" calcext:value-type="float">
            <text:p>20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[]</text:p>
          </table:table-cell>
          <table:table-cell office:value-type="float" office:value="17" calcext:value-type="float">
            <text:p>17</text:p>
          </table:table-cell>
          <table:table-cell table:formula="of:=[.C3]/[.$B3]" office:value-type="float" office:value="11453384.395" calcext:value-type="float">
            <text:p>11453384</text:p>
          </table:table-cell>
          <table:table-cell table:formula="of:=[.D3]/[.$B3]" office:value-type="float" office:value="2235926.578" calcext:value-type="float">
            <text:p>2235927</text:p>
          </table:table-cell>
          <table:table-cell table:formula="of:=[.E3]/[.$B3]" office:value-type="float" office:value="1927024.255" calcext:value-type="float">
            <text:p>1927024</text:p>
          </table:table-cell>
          <table:table-cell table:style-name="ce2" table:formula="of:=[.F3]/[.$B3]" office:value-type="float" office:value="719696.364" calcext:value-type="float">
            <text:p>719696</text:p>
          </table:table-cell>
          <table:table-cell table:style-name="ce2" table:formula="of:=[.G3]/[.$B3]" office:value-type="float" office:value="741905.539" calcext:value-type="float">
            <text:p>741906</text:p>
          </table:table-cell>
          <table:table-cell table:style-name="ce2" table:formula="of:=[.H3]/[.$B3]" office:value-type="float" office:value="2571.897" calcext:value-type="float">
            <text:p>25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rayList&lt;Long&gt;</text:p>
          </table:table-cell>
          <table:table-cell office:value-type="float" office:value="25" calcext:value-type="float">
            <text:p>25</text:p>
          </table:table-cell>
          <table:table-cell table:formula="of:=[.C4]/[.$B4]" office:value-type="float" office:value="20394964.164" calcext:value-type="float">
            <text:p>20394964</text:p>
          </table:table-cell>
          <table:table-cell table:formula="of:=[.D4]/[.$B4]" office:value-type="float" office:value="2223031.359" calcext:value-type="float">
            <text:p>2223031</text:p>
          </table:table-cell>
          <table:table-cell table:formula="of:=[.E4]/[.$B4]" office:value-type="float" office:value="1465409.255" calcext:value-type="float">
            <text:p>1465409</text:p>
          </table:table-cell>
          <table:table-cell table:style-name="ce2" table:formula="of:=[.F4]/[.$B4]" office:value-type="float" office:value="779875.626" calcext:value-type="float">
            <text:p>779876</text:p>
          </table:table-cell>
          <table:table-cell table:style-name="ce2" table:formula="of:=[.G4]/[.$B4]" office:value-type="float" office:value="5923279.318" calcext:value-type="float">
            <text:p>5923279</text:p>
          </table:table-cell>
          <table:table-cell table:style-name="ce2" table:formula="of:=[.H4]/[.$B4]" office:value-type="float" office:value="2251.829" calcext:value-type="float">
            <text:p>2252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LinkedList&lt;Long&gt;,</text:p>
            <text:p>creation order</text:p>
          </table:table-cell>
          <table:table-cell office:value-type="float" office:value="74" calcext:value-type="float">
            <text:p>74</text:p>
          </table:table-cell>
          <table:table-cell table:formula="of:=[.C5]/[.$B5]" office:value-type="float" office:value="96043966.046" calcext:value-type="float">
            <text:p>96043966</text:p>
          </table:table-cell>
          <table:table-cell table:formula="of:=[.D5]/[.$B5]" office:value-type="float" office:value="4033275.004" calcext:value-type="float">
            <text:p>4033275</text:p>
          </table:table-cell>
          <table:table-cell table:formula="of:=[.E5]/[.$B5]" office:value-type="float" office:value="1801977.53" calcext:value-type="float">
            <text:p>1801978</text:p>
          </table:table-cell>
          <table:table-cell table:style-name="ce2" table:formula="of:=[.F5]/[.$B5]" office:value-type="float" office:value="819252.894" calcext:value-type="float">
            <text:p>819253</text:p>
          </table:table-cell>
          <table:table-cell table:style-name="ce2" table:formula="of:=[.G5]/[.$B5]" office:value-type="float" office:value="44750944.734" calcext:value-type="float">
            <text:p>44750945</text:p>
          </table:table-cell>
          <table:table-cell table:style-name="ce2" table:formula="of:=[.H5]/[.$B5]" office:value-type="float" office:value="5262.76" calcext:value-type="float">
            <text:p>5263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LinkedList&lt;Long&gt;,</text:p>
            <text:p>random order</text:p>
          </table:table-cell>
          <table:table-cell office:value-type="float" office:value="239" calcext:value-type="float">
            <text:p>239</text:p>
          </table:table-cell>
          <table:table-cell table:formula="of:=[.C6]/[.$B6]" office:value-type="float" office:value="96316824.195" calcext:value-type="float">
            <text:p>96316824</text:p>
          </table:table-cell>
          <table:table-cell table:formula="of:=[.D6]/[.$B6]" office:value-type="float" office:value="11899116.15" calcext:value-type="float">
            <text:p>11899116</text:p>
          </table:table-cell>
          <table:table-cell table:formula="of:=[.E6]/[.$B6]" office:value-type="float" office:value="9877156.22" calcext:value-type="float">
            <text:p>9877156</text:p>
          </table:table-cell>
          <table:table-cell table:style-name="ce2" table:formula="of:=[.F6]/[.$B6]" office:value-type="float" office:value="4325358.425" calcext:value-type="float">
            <text:p>4325358</text:p>
          </table:table-cell>
          <table:table-cell table:style-name="ce2" table:formula="of:=[.G6]/[.$B6]" office:value-type="float" office:value="30330549.745" calcext:value-type="float">
            <text:p>30330550</text:p>
          </table:table-cell>
          <table:table-cell table:style-name="ce2" table:formula="of:=[.H6]/[.$B6]" office:value-type="float" office:value="20777.135" calcext:value-type="float">
            <text:p>207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561" calcext:value-type="float">
            <text:p>561</text:p>
          </table:table-cell>
          <table:table-cell table:formula="of:=[.C7]/[.$B7]" office:value-type="float" office:value="101521278.23" calcext:value-type="float">
            <text:p>101521278</text:p>
          </table:table-cell>
          <table:table-cell table:formula="of:=[.D7]/[.$B7]" office:value-type="float" office:value="12949496.26" calcext:value-type="float">
            <text:p>12949496</text:p>
          </table:table-cell>
          <table:table-cell table:formula="of:=[.E7]/[.$B7]" office:value-type="float" office:value="11492893.59" calcext:value-type="float">
            <text:p>11492894</text:p>
          </table:table-cell>
          <table:table-cell table:style-name="ce2" table:formula="of:=[.F7]/[.$B7]" office:value-type="float" office:value="7570279.96" calcext:value-type="float">
            <text:p>7570280</text:p>
          </table:table-cell>
          <table:table-cell table:style-name="ce2" table:formula="of:=[.G7]/[.$B7]" office:value-type="float" office:value="53977711.23" calcext:value-type="float">
            <text:p>53977711</text:p>
          </table:table-cell>
          <table:table-cell table:style-name="ce2" table:formula="of:=[.H7]/[.$B7]" office:value-type="float" office:value="1490046.43" calcext:value-type="float">
            <text:p>1490046</text:p>
          </table:table-cell>
          <table:table-cell table:number-columns-repeated="1637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Default">
            <draw:frame draw:z-index="1" draw:style-name="gr1" draw:text-style-name="P1" svg:width="11.3945in" svg:height="6.4091in" svg:x="0in" svg:y="0.0016in">
              <draw:object draw:notify-on-update-of-ranges="Sheet1.A11:Sheet1.A16 Sheet1.C10:Sheet1.C10 Sheet1.C11:Sheet1.C16 Sheet1.D10:Sheet1.D10 Sheet1.D11:Sheet1.D16 Sheet1.E10:Sheet1.E10 Sheet1.E11:Sheet1.E16 Sheet1.F10:Sheet1.F10 Sheet1.F11:Sheet1.F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6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59:33.876275880</meta:creation-date>
    <dc:date>2022-10-07T14:18:41.231192800</dc:date>
    <meta:editing-duration>P1DT18M51S</meta:editing-duration>
    <meta:editing-cycles>32</meta:editing-cycles>
    <meta:generator>LibreOffice/7.4.1.2$MacOSX_AARCH64 LibreOffice_project/3c58a8f3a960df8bc8fd77b461821e42c061c5f0</meta:generator>
    <meta:document-statistic meta:table-count="1" meta:cell-count="11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fill-color="#3d5af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29fc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acb20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style-name="ch1">
        <chart:title svg:x="9.748cm" svg:y="0.46cm" chart:style-name="ch2">
          <text:p>Performance Event Cou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1:Sheet1.A16 Sheet1.C10:Sheet1.H16" chart:data-source-has-labels="both" svg:x="1.559cm" svg:y="1.582cm" svg:width="23.691cm" svg:height="13.422cm">
          <chart:coordinate-region svg:x="4.77cm" svg:y="1.582cm" svg:width="19.478cm" svg:height="12.772cm"/>
          <chart:axis chart:dimension="x" chart:name="primary-x" chart:style-name="ch5" chartooo:axis-type="auto">
            <chartooo:date-scale/>
            <chart:title svg:x="0.451cm" svg:y="9.37cm" chart:style-name="ch6">
              <text:p>Data Structure</text:p>
            </chart:title>
            <chart:categories table:cell-range-address="Sheet1.A11:Sheet1.A16"/>
          </chart:axis>
          <chart:axis chart:dimension="y" chart:name="primary-y" chart:style-name="ch7">
            <chart:title svg:x="12.917cm" svg:y="15.329cm" chart:style-name="ch8">
              <text:p>Count</text:p>
            </chart:title>
            <chart:grid chart:style-name="ch9" chart:class="major"/>
          </chart:axis>
          <chart:series chart:style-name="ch10" chart:values-cell-range-address="Sheet1.H11:Sheet1.H16" chart:label-cell-address="Sheet1.H10:Sheet1.H10" chart:class="chart:bar">
            <chart:data-point chart:repeated="6"/>
          </chart:series>
          <chart:series chart:style-name="ch11" chart:values-cell-range-address="Sheet1.G11:Sheet1.G16" chart:label-cell-address="Sheet1.G10:Sheet1.G10" chart:class="chart:bar">
            <chart:data-point chart:repeated="6"/>
          </chart:series>
          <chart:series chart:style-name="ch12" chart:values-cell-range-address="Sheet1.F11:Sheet1.F16" chart:label-cell-address="Sheet1.F10:Sheet1.F10" chart:class="chart:bar">
            <chart:data-point chart:repeated="6"/>
          </chart:series>
          <chart:series chart:style-name="ch13" chart:values-cell-range-address="Sheet1.E11:Sheet1.E16" chart:label-cell-address="Sheet1.E10:Sheet1.E10" chart:class="chart:bar">
            <chart:data-point chart:repeated="6"/>
          </chart:series>
          <chart:series chart:style-name="ch14" chart:values-cell-range-address="Sheet1.D11:Sheet1.D16" chart:label-cell-address="Sheet1.D10:Sheet1.D10" chart:class="chart:bar">
            <chart:data-point chart:repeated="6"/>
          </chart:series>
          <chart:series chart:style-name="ch15" chart:values-cell-range-address="Sheet1.C11:Sheet1.C16" chart:label-cell-address="Sheet1.C10:Sheet1.C10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Misses</text:p>
                <draw:g>
                  <svg:desc>Sheet1.H10:Sheet1.H10</svg:desc>
                </draw:g>
              </table:table-cell>
              <table:table-cell office:value-type="string">
                <text:p>Branches</text:p>
                <draw:g>
                  <svg:desc>Sheet1.G10:Sheet1.G10</svg:desc>
                </draw:g>
              </table:table-cell>
              <table:table-cell office:value-type="string">
                <text:p>L3 Misses</text:p>
                <draw:g>
                  <svg:desc>Sheet1.F10:Sheet1.F10</svg:desc>
                </draw:g>
              </table:table-cell>
              <table:table-cell office:value-type="string">
                <text:p>L3 References</text:p>
                <draw:g>
                  <svg:desc>Sheet1.E10:Sheet1.E10</svg:desc>
                </draw:g>
              </table:table-cell>
              <table:table-cell office:value-type="string">
                <text:p>L1d Misses</text:p>
                <draw:g>
                  <svg:desc>Sheet1.D10:Sheet1.D10</svg:desc>
                </draw:g>
              </table:table-cell>
              <table:table-cell office:value-type="string">
                <text:p>L1d Loads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1:Sheet1.A16</svg:desc>
                </draw:g>
              </table:table-cell>
              <table:table-cell office:value-type="float" office:value="2003.892">
                <text:p>2003.892</text:p>
                <draw:g>
                  <svg:desc>Sheet1.H11:Sheet1.H16</svg:desc>
                </draw:g>
              </table:table-cell>
              <table:table-cell office:value-type="float" office:value="557637.849">
                <text:p>557637.849</text:p>
                <draw:g>
                  <svg:desc>Sheet1.G11:Sheet1.G16</svg:desc>
                </draw:g>
              </table:table-cell>
              <table:table-cell office:value-type="float" office:value="139676.535">
                <text:p>139676.535</text:p>
                <draw:g>
                  <svg:desc>Sheet1.F11:Sheet1.F16</svg:desc>
                </draw:g>
              </table:table-cell>
              <table:table-cell office:value-type="float" office:value="426154.792">
                <text:p>426154.792</text:p>
                <draw:g>
                  <svg:desc>Sheet1.E11:Sheet1.E16</svg:desc>
                </draw:g>
              </table:table-cell>
              <table:table-cell office:value-type="float" office:value="627945.307">
                <text:p>627945.307</text:p>
                <draw:g>
                  <svg:desc>Sheet1.D11:Sheet1.D16</svg:desc>
                </draw:g>
              </table:table-cell>
              <table:table-cell office:value-type="float" office:value="5127312.45">
                <text:p>5127312.45</text:p>
                <draw:g>
                  <svg:desc>Sheet1.C11:Sheet1.C16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2571.897">
                <text:p>2571.897</text:p>
              </table:table-cell>
              <table:table-cell office:value-type="float" office:value="741905.539">
                <text:p>741905.539</text:p>
              </table:table-cell>
              <table:table-cell office:value-type="float" office:value="719696.364">
                <text:p>719696.364</text:p>
              </table:table-cell>
              <table:table-cell office:value-type="float" office:value="1927024.255">
                <text:p>1927024.255</text:p>
              </table:table-cell>
              <table:table-cell office:value-type="float" office:value="2235926.578">
                <text:p>2235926.578</text:p>
              </table:table-cell>
              <table:table-cell office:value-type="float" office:value="11453384.395">
                <text:p>11453384.395</text:p>
              </table:table-cell>
            </table:table-row>
            <table:table-row>
              <table:table-cell office:value-type="string">
                <text:p>ArrayList&lt;Long&gt;</text:p>
              </table:table-cell>
              <table:table-cell office:value-type="float" office:value="2251.829">
                <text:p>2251.829</text:p>
              </table:table-cell>
              <table:table-cell office:value-type="float" office:value="5923279.318">
                <text:p>5923279.318</text:p>
              </table:table-cell>
              <table:table-cell office:value-type="float" office:value="779875.626">
                <text:p>779875.626</text:p>
              </table:table-cell>
              <table:table-cell office:value-type="float" office:value="1465409.255">
                <text:p>1465409.255</text:p>
              </table:table-cell>
              <table:table-cell office:value-type="float" office:value="2223031.359">
                <text:p>2223031.359</text:p>
              </table:table-cell>
              <table:table-cell office:value-type="float" office:value="20394964.164">
                <text:p>20394964.164</text:p>
              </table:table-cell>
            </table:table-row>
            <table:table-row>
              <table:table-cell office:value-type="string">
                <text:p>LinkedList&lt;Long&gt;,
creation order</text:p>
              </table:table-cell>
              <table:table-cell office:value-type="float" office:value="5262.76">
                <text:p>5262.76</text:p>
              </table:table-cell>
              <table:table-cell office:value-type="float" office:value="44750944.734">
                <text:p>44750944.734</text:p>
              </table:table-cell>
              <table:table-cell office:value-type="float" office:value="819252.894">
                <text:p>819252.894</text:p>
              </table:table-cell>
              <table:table-cell office:value-type="float" office:value="1801977.53">
                <text:p>1801977.53</text:p>
              </table:table-cell>
              <table:table-cell office:value-type="float" office:value="4033275.004">
                <text:p>4033275.004</text:p>
              </table:table-cell>
              <table:table-cell office:value-type="float" office:value="96043966.046">
                <text:p>96043966.046</text:p>
              </table:table-cell>
            </table:table-row>
            <table:table-row>
              <table:table-cell office:value-type="string">
                <text:p>LinkedList&lt;Long&gt;,
random order</text:p>
              </table:table-cell>
              <table:table-cell office:value-type="float" office:value="20777.135">
                <text:p>20777.135</text:p>
              </table:table-cell>
              <table:table-cell office:value-type="float" office:value="30330549.745">
                <text:p>30330549.745</text:p>
              </table:table-cell>
              <table:table-cell office:value-type="float" office:value="4325358.425">
                <text:p>4325358.425</text:p>
              </table:table-cell>
              <table:table-cell office:value-type="float" office:value="9877156.22">
                <text:p>9877156.22</text:p>
              </table:table-cell>
              <table:table-cell office:value-type="float" office:value="11899116.15">
                <text:p>11899116.15</text:p>
              </table:table-cell>
              <table:table-cell office:value-type="float" office:value="96316824.195">
                <text:p>96316824.195</text:p>
              </table:table-cell>
            </table:table-row>
            <table:table-row>
              <table:table-cell office:value-type="string">
                <text:p>TreeSet&lt;Long&gt;</text:p>
              </table:table-cell>
              <table:table-cell office:value-type="float" office:value="1490046.43">
                <text:p>1490046.43</text:p>
              </table:table-cell>
              <table:table-cell office:value-type="float" office:value="53977711.23">
                <text:p>53977711.23</text:p>
              </table:table-cell>
              <table:table-cell office:value-type="float" office:value="7570279.96">
                <text:p>7570279.96</text:p>
              </table:table-cell>
              <table:table-cell office:value-type="float" office:value="11492893.59">
                <text:p>11492893.59</text:p>
              </table:table-cell>
              <table:table-cell office:value-type="float" office:value="12949496.26">
                <text:p>12949496.26</text:p>
              </table:table-cell>
              <table:table-cell office:value-type="float" office:value="101521278.23">
                <text:p>101521278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d5af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style-name="ch1">
        <chart:title svg:x="9.748cm" svg:y="0.46cm" chart:style-name="ch2">
          <text:p>Performance Event Cou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1:Sheet1.A16 Sheet1.C10:Sheet1.F16" chart:data-source-has-labels="both" svg:x="1.559cm" svg:y="1.582cm" svg:width="23.711cm" svg:height="13.422cm">
          <chart:coordinate-region svg:x="3.81cm" svg:y="1.784cm" svg:width="21.46cm" svg:height="12.17cm"/>
          <chart:axis chart:dimension="x" chart:name="primary-x" chart:style-name="ch5" chartooo:axis-type="auto">
            <chartooo:date-scale/>
            <chart:title svg:x="12.337cm" svg:y="15.329cm" chart:style-name="ch6">
              <text:p>Data Structure</text:p>
            </chart:title>
            <chart:categories table:cell-range-address="Sheet1.A11:Sheet1.A16"/>
          </chart:axis>
          <chart:axis chart:dimension="y" chart:name="primary-y" chart:style-name="ch7">
            <chart:title svg:x="0.451cm" svg:y="8.78cm" chart:style-name="ch8">
              <text:p>Count</text:p>
            </chart:title>
            <chart:grid chart:style-name="ch9" chart:class="major"/>
          </chart:axis>
          <chart:series chart:style-name="ch10" chart:values-cell-range-address="Sheet1.C11:Sheet1.C16" chart:label-cell-address="Sheet1.C10:Sheet1.C10" chart:class="chart:bar">
            <chart:data-point chart:repeated="6"/>
          </chart:series>
          <chart:series chart:style-name="ch11" chart:values-cell-range-address="Sheet1.D11:Sheet1.D16" chart:label-cell-address="Sheet1.D10:Sheet1.D10" chart:class="chart:bar">
            <chart:data-point chart:repeated="6"/>
          </chart:series>
          <chart:series chart:style-name="ch12" chart:values-cell-range-address="Sheet1.E11:Sheet1.E16" chart:label-cell-address="Sheet1.E10:Sheet1.E10" chart:class="chart:bar">
            <chart:data-point chart:repeated="6"/>
          </chart:series>
          <chart:series chart:style-name="ch13" chart:values-cell-range-address="Sheet1.F11:Sheet1.F16" chart:label-cell-address="Sheet1.F10:Sheet1.F1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d Loads</text:p>
                <draw:g>
                  <svg:desc>Sheet1.C10:Sheet1.C10</svg:desc>
                </draw:g>
              </table:table-cell>
              <table:table-cell office:value-type="string">
                <text:p>L1d Misses</text:p>
                <draw:g>
                  <svg:desc>Sheet1.D10:Sheet1.D10</svg:desc>
                </draw:g>
              </table:table-cell>
              <table:table-cell office:value-type="string">
                <text:p>L3 References</text:p>
                <draw:g>
                  <svg:desc>Sheet1.E10:Sheet1.E10</svg:desc>
                </draw:g>
              </table:table-cell>
              <table:table-cell office:value-type="string">
                <text:p>L3 Misses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1:Sheet1.A16</svg:desc>
                </draw:g>
              </table:table-cell>
              <table:table-cell office:value-type="float" office:value="5127312.45">
                <text:p>5127312.45</text:p>
                <draw:g>
                  <svg:desc>Sheet1.C11:Sheet1.C16</svg:desc>
                </draw:g>
              </table:table-cell>
              <table:table-cell office:value-type="float" office:value="627945.307">
                <text:p>627945.307</text:p>
                <draw:g>
                  <svg:desc>Sheet1.D11:Sheet1.D16</svg:desc>
                </draw:g>
              </table:table-cell>
              <table:table-cell office:value-type="float" office:value="426154.792">
                <text:p>426154.792</text:p>
                <draw:g>
                  <svg:desc>Sheet1.E11:Sheet1.E16</svg:desc>
                </draw:g>
              </table:table-cell>
              <table:table-cell office:value-type="float" office:value="139676.535">
                <text:p>139676.535</text:p>
                <draw:g>
                  <svg:desc>Sheet1.F11:Sheet1.F16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11453384.395">
                <text:p>11453384.395</text:p>
              </table:table-cell>
              <table:table-cell office:value-type="float" office:value="2235926.578">
                <text:p>2235926.578</text:p>
              </table:table-cell>
              <table:table-cell office:value-type="float" office:value="1927024.255">
                <text:p>1927024.255</text:p>
              </table:table-cell>
              <table:table-cell office:value-type="float" office:value="719696.364">
                <text:p>719696.364</text:p>
              </table:table-cell>
            </table:table-row>
            <table:table-row>
              <table:table-cell office:value-type="string">
                <text:p>ArrayList&lt;Long&gt;</text:p>
              </table:table-cell>
              <table:table-cell office:value-type="float" office:value="20394964.164">
                <text:p>20394964.164</text:p>
              </table:table-cell>
              <table:table-cell office:value-type="float" office:value="2223031.359">
                <text:p>2223031.359</text:p>
              </table:table-cell>
              <table:table-cell office:value-type="float" office:value="1465409.255">
                <text:p>1465409.255</text:p>
              </table:table-cell>
              <table:table-cell office:value-type="float" office:value="779875.626">
                <text:p>779875.626</text:p>
              </table:table-cell>
            </table:table-row>
            <table:table-row>
              <table:table-cell office:value-type="string">
                <text:p>LinkedList&lt;Long&gt;,
creation order</text:p>
              </table:table-cell>
              <table:table-cell office:value-type="float" office:value="96043966.046">
                <text:p>96043966.046</text:p>
              </table:table-cell>
              <table:table-cell office:value-type="float" office:value="4033275.004">
                <text:p>4033275.004</text:p>
              </table:table-cell>
              <table:table-cell office:value-type="float" office:value="1801977.53">
                <text:p>1801977.53</text:p>
              </table:table-cell>
              <table:table-cell office:value-type="float" office:value="819252.894">
                <text:p>819252.894</text:p>
              </table:table-cell>
            </table:table-row>
            <table:table-row>
              <table:table-cell office:value-type="string">
                <text:p>LinkedList&lt;Long&gt;,
random order</text:p>
              </table:table-cell>
              <table:table-cell office:value-type="float" office:value="96316824.195">
                <text:p>96316824.195</text:p>
              </table:table-cell>
              <table:table-cell office:value-type="float" office:value="11899116.15">
                <text:p>11899116.15</text:p>
              </table:table-cell>
              <table:table-cell office:value-type="float" office:value="9877156.22">
                <text:p>9877156.22</text:p>
              </table:table-cell>
              <table:table-cell office:value-type="float" office:value="4325358.425">
                <text:p>4325358.425</text:p>
              </table:table-cell>
            </table:table-row>
            <table:table-row>
              <table:table-cell office:value-type="string">
                <text:p>TreeSet&lt;Long&gt;</text:p>
              </table:table-cell>
              <table:table-cell office:value-type="float" office:value="101521278.23">
                <text:p>101521278.23</text:p>
              </table:table-cell>
              <table:table-cell office:value-type="float" office:value="12949496.26">
                <text:p>12949496.26</text:p>
              </table:table-cell>
              <table:table-cell office:value-type="float" office:value="11492893.59">
                <text:p>11492893.59</text:p>
              </table:table-cell>
              <table:table-cell office:value-type="float" office:value="7570279.96">
                <text:p>7570279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